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494cm" fo:margin-left="0cm" table:align="left" fo:background-color="#c6d9f1">
        <style:background-image/>
      </style:table-properties>
    </style:style>
    <style:style style:name="Tableau1.A" style:family="table-column">
      <style:table-column-properties style:column-width="18.494cm"/>
    </style:style>
    <style:style style:name="Tableau1.A1" style:family="table-cell">
      <style:table-cell-properties fo:padding="0.049cm" fo:border="1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fo:color="#27525f" style:font-name="Times New Roman" fo:font-size="18pt" fo:language="en" fo:country="US" style:text-underline-style="solid" style:text-underline-width="auto" style:text-underline-color="font-color" fo:font-weight="bold"/>
    </style:style>
    <style:style style:name="P2" style:family="paragraph" style:parent-style-name="Table_20_Contents">
      <style:paragraph-properties fo:margin-left="0.751cm" fo:margin-right="0cm" fo:margin-top="0cm" fo:margin-bottom="0cm" loext:contextual-spacing="false" fo:text-indent="0cm" style:auto-text-indent="false"/>
    </style:style>
    <style:style style:name="P3" style:family="paragraph" style:parent-style-name="Table_20_Contents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 text:number-lines="false" text:line-number="0"/>
    </style:style>
    <style:style style:name="P4" style:family="paragraph" style:parent-style-name="Table_20_Contents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 text:number-lines="false" text:line-number="0"/>
      <style:text-properties officeooo:paragraph-rsid="001b8cd8"/>
    </style:style>
    <style:style style:name="T1" style:family="text">
      <style:text-properties fo:font-variant="normal" fo:text-transform="none" fo:color="#27525f" style:font-name="Symbol" fo:font-size="16pt" fo:language="en" fo:country="US"/>
    </style:style>
    <style:style style:name="T2" style:family="text">
      <style:text-properties fo:font-variant="normal" fo:text-transform="none" fo:color="#27525f" style:font-name="Courier New" fo:font-size="16pt" fo:language="en" fo:country="US"/>
    </style:style>
    <style:style style:name="T3" style:family="text">
      <style:text-properties fo:color="#27525f" style:font-name="Symbol" fo:font-size="16pt" fo:language="en" fo:country="US"/>
    </style:style>
    <style:style style:name="T4" style:family="text">
      <style:text-properties fo:color="#27525f" style:font-name="Times New Roman" fo:font-size="16pt" fo:language="en" fo:country="US"/>
    </style:style>
    <style:style style:name="T5" style:family="text">
      <style:text-properties fo:color="#27525f" style:font-name="Times New Roman" fo:font-size="16pt" fo:language="en" fo:country="US" fo:font-weight="bold"/>
    </style:style>
    <style:style style:name="T6" style:family="text">
      <style:text-properties fo:color="#27525f" style:font-name="Times New Roman" fo:font-size="16pt" fo:language="en" fo:country="US" style:text-underline-style="solid" style:text-underline-width="auto" style:text-underline-color="font-color"/>
    </style:style>
    <style:style style:name="T7" style:family="text">
      <style:text-properties fo:color="#27525f" style:font-name="Times New Roman" fo:font-size="16pt" fo:language="en" fo:country="US" style:text-underline-style="solid" style:text-underline-width="auto" style:text-underline-color="font-color" fo:font-weight="bold"/>
    </style:style>
    <style:style style:name="T8" style:family="text">
      <style:text-properties fo:color="#27525f" style:font-name="Times New Roman" fo:font-size="16pt" fo:language="en" fo:country="US" fo:font-style="normal" style:text-underline-style="none" style:font-style-asian="normal" style:font-style-complex="normal"/>
    </style:style>
    <style:style style:name="T9" style:family="text">
      <style:text-properties fo:color="#27525f" style:font-name="Times New Roman" fo:font-size="16pt" fo:language="en" fo:country="US" fo:font-style="normal" style:text-underline-style="none" officeooo:rsid="001b8cd8" style:font-style-asian="normal" style:font-style-complex="normal"/>
    </style:style>
    <style:style style:name="T10" style:family="text">
      <style:text-properties fo:color="#27525f" style:font-name="Times New Roman" fo:font-size="16pt" fo:language="en" fo:country="US" style:text-underline-style="none" fo:font-weight="bold"/>
    </style:style>
    <style:style style:name="T11" style:family="text">
      <style:text-properties fo:color="#27525f" style:font-name="Courier New" fo:font-size="16pt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Key features:</text:p>
            <text:p text:style-name="P2"><text:span text:style-name="T3">·</text:span><text:span text:style-name="T1"> </text:span><text:span text:style-name="T4">Extends </text:span><text:span text:style-name="T5">Skills management</text:span><text:span text:style-name="T4"> &amp; </text:span><text:span text:style-name="T5">Skills certification</text:span><text:span text:style-name="T4"> modules.</text:span></text:p>
            <text:p text:style-name="P2"><text:span text:style-name="T3">·</text:span><text:span text:style-name="T1"> </text:span><text:span text:style-name="T6">New </text:span><text:span text:style-name="T7">Skills</text:span><text:span text:style-name="T6"> menu with following entries:</text:span></text:p>
            <text:p text:style-name="P3"><text:span text:style-name="T11">o</text:span><text:span text:style-name="T2"> </text:span><text:span text:style-name="T7">Employees skills:</text:span><text:span text:style-name="T10"> </text:span><text:span text:style-name="T8">all skills/employees lines in a treeview !</text:span></text:p>
            <text:p text:style-name="P3"><text:span text:style-name="T11">o</text:span><text:span text:style-name="T2"> </text:span><text:span text:style-name="T7">Skills needs: </text:span><text:span text:style-name="T8">needs defined per skill/level globally or by department.</text:span></text:p>
            <text:p text:style-name="P4"><text:span text:style-name="T11">O</text:span><text:span text:style-name="T2"> </text:span><text:span text:style-name="T7">Skills followup:</text:span><text:span text:style-name="T10"> </text:span><text:span text:style-name="T8">manage skill progress per employee !</text:span></text:p>
            <text:p text:style-name="P4"><text:span text:style-name="T9"><text:tab/> <text:s text:c="37"/>C</text:span><text:span text:style-name="T8">heck global progress at a glance 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42:15.237000000</meta:creation-date>
    <dc:date>2019-11-26T08:09:48.730000000</dc:date>
    <meta:editing-duration>PT1H40M40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7" meta:word-count="54" meta:character-count="376" meta:non-whitespace-character-count="290"/>
  </office:meta>
</office:document-meta>
</file>